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utfit Extra Bold" svg:font-family="'Outfit Extra Bold'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font-name="Lato Medium"/>
    </style:style>
    <style:style style:name="P2" style:family="paragraph" style:parent-style-name="Heading_20_2">
      <style:text-properties style:font-name="Lato Medium"/>
    </style:style>
    <style:style style:name="P3" style:family="paragraph" style:parent-style-name="Heading_20_2">
      <style:text-properties officeooo:paragraph-rsid="0012bfcc"/>
    </style:style>
    <style:style style:name="P4" style:family="paragraph" style:parent-style-name="Standard">
      <style:text-properties style:font-name="Lato Medium"/>
    </style:style>
    <style:style style:name="P5" style:family="paragraph" style:parent-style-name="Standard">
      <style:text-properties style:font-name="Lato Medium" fo:font-size="14pt" style:font-size-asian="14pt" style:font-size-complex="14pt"/>
    </style:style>
    <style:style style:name="P6" style:family="paragraph" style:parent-style-name="Standard">
      <style:text-properties style:font-name="Lato Medium" fo:font-size="14pt" officeooo:rsid="000fc0e4" officeooo:paragraph-rsid="000fc0e4" style:font-size-asian="14pt" style:font-size-complex="14pt"/>
    </style:style>
    <style:style style:name="P7" style:family="paragraph" style:parent-style-name="Standard">
      <style:text-properties style:font-name="Lato Medium" fo:font-size="14pt" officeooo:paragraph-rsid="001098ac" style:font-size-asian="14pt" style:font-size-complex="14pt"/>
    </style:style>
    <style:style style:name="P8" style:family="paragraph" style:parent-style-name="Standard">
      <style:text-properties style:font-name="Lato Medium" fo:font-size="14pt" officeooo:paragraph-rsid="0011bbb6" style:font-size-asian="14pt" style:font-size-complex="14pt"/>
    </style:style>
    <style:style style:name="P9" style:family="paragraph" style:parent-style-name="Standard">
      <style:text-properties style:font-name="Lato Medium" fo:font-size="14pt" officeooo:paragraph-rsid="0012e0e4" style:font-size-asian="14pt" style:font-size-complex="14pt"/>
    </style:style>
    <style:style style:name="P10" style:family="paragraph" style:parent-style-name="Standard" style:list-style-name="L1">
      <style:text-properties officeooo:paragraph-rsid="001098ac"/>
    </style:style>
    <style:style style:name="P11" style:family="paragraph" style:parent-style-name="Standard" style:list-style-name="L2">
      <style:text-properties officeooo:paragraph-rsid="001098ac"/>
    </style:style>
    <style:style style:name="P12" style:family="paragraph" style:parent-style-name="Standard" style:list-style-name="L3">
      <style:text-properties officeooo:paragraph-rsid="001098ac"/>
    </style:style>
    <style:style style:name="P13" style:family="paragraph" style:parent-style-name="Standard" style:list-style-name="L3">
      <style:text-properties officeooo:paragraph-rsid="0012e0e4"/>
    </style:style>
    <style:style style:name="P14" style:family="paragraph" style:parent-style-name="Standard" style:list-style-name="L4">
      <style:text-properties officeooo:paragraph-rsid="0011bbb6"/>
    </style:style>
    <style:style style:name="P15" style:family="paragraph" style:parent-style-name="Standard" style:list-style-name="L5">
      <style:text-properties officeooo:paragraph-rsid="0012e0e4"/>
    </style:style>
    <style:style style:name="P16" style:family="paragraph" style:parent-style-name="Standard" style:list-style-name="L6">
      <style:text-properties officeooo:paragraph-rsid="0011bbb6"/>
    </style:style>
    <style:style style:name="P17" style:family="paragraph" style:parent-style-name="Standard" style:list-style-name="L7">
      <style:text-properties officeooo:paragraph-rsid="0011bbb6"/>
    </style:style>
    <style:style style:name="P18" style:family="paragraph" style:parent-style-name="Standard" style:list-style-name="L7">
      <style:text-properties officeooo:rsid="0011bbb6" officeooo:paragraph-rsid="0011bbb6"/>
    </style:style>
    <style:style style:name="P19" style:family="paragraph" style:parent-style-name="Standard" style:list-style-name="L8">
      <style:text-properties officeooo:paragraph-rsid="0011bbb6"/>
    </style:style>
    <style:style style:name="P20" style:family="paragraph" style:parent-style-name="Standard" style:list-style-name="L8">
      <style:text-properties officeooo:paragraph-rsid="0012bfcc"/>
    </style:style>
    <style:style style:name="P21" style:family="paragraph" style:parent-style-name="Standard" style:list-style-name="L9">
      <style:text-properties officeooo:paragraph-rsid="0012e0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0e4" style:font-weight-asian="bold" style:font-weight-complex="bold"/>
    </style:style>
    <style:style style:name="T3" style:family="text">
      <style:text-properties fo:font-weight="bold" officeooo:rsid="0012bfcc" style:font-weight-asian="bold" style:font-weight-complex="bold"/>
    </style:style>
    <style:style style:name="T4" style:family="text">
      <style:text-properties officeooo:rsid="001098ac"/>
    </style:style>
    <style:style style:name="T5" style:family="text">
      <style:text-properties style:font-name="Lato Medium"/>
    </style:style>
    <style:style style:name="T6" style:family="text">
      <style:text-properties style:font-name="Lato Medium" fo:font-size="14pt" style:font-size-asian="14pt" style:font-size-complex="14pt"/>
    </style:style>
    <style:style style:name="T7" style:family="text">
      <style:text-properties style:font-name="Lato Medium" fo:font-size="14pt" officeooo:rsid="0011bbb6" style:font-size-asian="14pt" style:font-size-complex="14pt"/>
    </style:style>
    <style:style style:name="T8" style:family="text">
      <style:text-properties style:font-name="Lato Medium" fo:font-size="14pt" officeooo:rsid="000fc0e4" style:font-size-asian="14pt" style:font-size-complex="14pt"/>
    </style:style>
    <style:style style:name="T9" style:family="text">
      <style:text-properties style:font-name="Lato Medium" fo:font-size="14pt" officeooo:rsid="0012bfcc" style:font-size-asian="14pt" style:font-size-complex="14pt"/>
    </style:style>
    <style:style style:name="T10" style:family="text">
      <style:text-properties style:font-name="Lato Medium" fo:font-size="14pt" officeooo:rsid="0012e0e4" style:font-size-asian="14pt" style:font-size-complex="14pt"/>
    </style:style>
    <style:style style:name="T11" style:family="text">
      <style:text-properties style:font-name="Lato Medium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ato Medium" fo:font-size="14pt" fo:font-weight="bold" officeooo:rsid="000fc0e4" style:font-size-asian="14pt" style:font-weight-asian="bold" style:font-size-complex="14pt" style:font-weight-complex="bold"/>
    </style:style>
    <style:style style:name="T13" style:family="text">
      <style:text-properties style:font-name="Lato Medium" fo:font-size="14pt" fo:font-weight="bold" officeooo:rsid="001098ac" style:font-size-asian="14pt" style:font-weight-asian="bold" style:font-size-complex="14pt" style:font-weight-complex="bold"/>
    </style:style>
    <style:style style:name="T14" style:family="text">
      <style:text-properties style:font-name="Lato Medium" fo:font-size="14pt" fo:font-weight="bold" officeooo:rsid="0011bbb6" style:font-size-asian="14pt" style:font-weight-asian="bold" style:font-size-complex="14pt" style:font-weight-complex="bold"/>
    </style:style>
    <style:style style:name="T15" style:family="text">
      <style:text-properties style:font-name="Lato Medium" fo:font-size="14pt" fo:font-weight="bold" officeooo:rsid="0012bfcc" style:font-size-asian="14pt" style:font-weight-asian="bold" style:font-size-complex="14pt" style:font-weight-complex="bold"/>
    </style:style>
    <style:style style:name="T16" style:family="text">
      <style:text-properties style:font-name="Lato Medium" fo:font-size="14pt" fo:font-weight="bold" officeooo:rsid="0012e0e4" style:font-size-asian="14pt" style:font-weight-asian="bold" style:font-size-complex="14pt" style:font-weight-complex="bold"/>
    </style:style>
    <style:style style:name="T17" style:family="text">
      <style:text-properties style:font-name="Lato Medium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ato Medium" fo:font-size="14pt" fo:font-weight="normal" officeooo:rsid="0012e0e4" style:font-size-asian="14pt" style:font-weight-asian="normal" style:font-size-complex="14pt" style:font-weight-complex="normal"/>
    </style:style>
    <style:style style:name="T19" style:family="text">
      <style:text-properties style:font-name="Lato Medium" fo:font-size="14pt" fo:font-weight="normal" officeooo:rsid="0012bfcc" style:font-size-asian="14pt" style:font-weight-asian="normal" style:font-size-complex="14pt" style:font-weight-complex="normal"/>
    </style:style>
    <style:style style:name="T20" style:family="text">
      <style:text-properties officeooo:rsid="0012e0e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legram-бот для тренировки устного счета</text:h>
      <text:p text:style-name="P4"/>
      <text:h text:style-name="P2" text:outline-level="2">1 слайд</text:h>
      <text:p text:style-name="P8">Уважаемые жюри! Представляю вам мой <text:span text:style-name="T1">индивидуальный проект</text:span>. <text:span text:style-name="T2">Telegram</text:span> бот для тренировки устного счёта. </text:p>
      <text:list text:style-name="L8">
        <text:list-item>
          <text:p text:style-name="P20"><text:span text:style-name="T6">Этот бот сочетает в себе </text:span><text:span text:style-name="T11">обучение</text:span><text:span text:style-name="T6"> и </text:span><text:span text:style-name="T11">игровые механики</text:span></text:p>
        </text:list-item>
        <text:list-item>
          <text:p text:style-name="P20"><text:span text:style-name="T9">Делает</text:span><text:span text:style-name="T6"> процес </text:span><text:span text:style-name="T12">обучения</text:span><text:span text:style-name="T6"> увлекательн</text:span><text:span text:style-name="T8">ее</text:span></text:p>
        </text:list-item>
        <text:list-item>
          <text:p text:style-name="P19"><text:span text:style-name="T6">Он разработан для </text:span><text:span text:style-name="T11">школьников</text:span><text:span text:style-name="T6"> и </text:span><text:span text:style-name="T11">всех</text:span><text:span text:style-name="T6">, кто хочет улучшить свои навыки </text:span><text:span text:style-name="T12">с</text:span><text:span text:style-name="T11">чёта</text:span></text:p>
        </text:list-item>
      </text:list>
      <text:p text:style-name="P5"/>
      <text:h text:style-name="P3" text:outline-level="2"><text:span text:style-name="T5">2 слайд</text:span></text:h>
      <text:h text:style-name="P3" text:outline-level="2"><text:span text:style-name="T12">Г</text:span><text:span text:style-name="T11">е</text:span><text:span text:style-name="T12">йм</text:span><text:span text:style-name="T11">ификация</text:span><text:span text:style-name="T6">-мощный инструмент мотивации в образовании. </text:span></text:h>
      <text:list text:style-name="L2">
        <text:list-item>
          <text:p text:style-name="P11"><text:span text:style-name="T11">60% школ </text:span><text:span text:style-name="T15">России исрользуют</text:span><text:span text:style-name="T6"> подобные технологии </text:span><text:span text:style-name="T9">в обучении</text:span></text:p>
        </text:list-item>
        <text:list-item>
          <text:p text:style-name="P11"><text:span text:style-name="T6">Принципы </text:span><text:span text:style-name="T11">гемофикации</text:span><text:span text:style-name="T6"> построены на игровых механиках и быстрой обратной связи</text:span></text:p>
        </text:list-item>
        <text:list-item>
          <text:p text:style-name="P11"><text:span text:style-name="T9">Платформа</text:span><text:span text:style-name="T6"> </text:span><text:span text:style-name="T13">T</text:span><text:span text:style-name="T12">elegram</text:span><text:span text:style-name="T6"> позволяет легко внедр</text:span><text:span text:style-name="T9">ять</text:span><text:span text:style-name="T6"> такие возможности в </text:span><text:span text:style-name="T9">процес</text:span><text:span text:style-name="T6"> </text:span><text:span text:style-name="T11">обучени</text:span><text:span text:style-name="T15">я</text:span></text:p>
        </text:list-item>
      </text:list>
      <text:p text:style-name="P6"/>
      <text:h text:style-name="P2" text:outline-level="2">3 слайд</text:h>
      <text:p text:style-name="P9"><text:span text:style-name="T3">Такой подход</text:span></text:p>
      <text:list text:style-name="L9">
        <text:list-item>
          <text:p text:style-name="P21"><text:span text:style-name="T18">З</text:span><text:span text:style-name="T19">адействует</text:span><text:span text:style-name="T15"> </text:span><text:span text:style-name="T19">различные</text:span><text:span text:style-name="T15"> п</text:span><text:span text:style-name="T11">сихологические аспекты</text:span><text:span text:style-name="T15">.</text:span></text:p>
        </text:list-item>
      </text:list>
      <text:list text:style-name="L1">
        <text:list-item>
          <text:p text:style-name="P10"><text:span text:style-name="T9">А</text:span><text:span text:style-name="T6">ктивирует </text:span><text:span text:style-name="T11">дофаминовую систему</text:span><text:span text:style-name="T6">, усиливает желание учиться</text:span></text:p>
        </text:list-item>
        <text:list-item>
          <text:p text:style-name="P10"><text:span text:style-name="T6">Снижается </text:span><text:span text:style-name="T11">уровень страха</text:span><text:span text:style-name="T6"> за счёт </text:span><text:span text:style-name="T11">неограниченного</text:span><text:span text:style-name="T6"> числа попыток</text:span></text:p>
        </text:list-item>
        <text:list-item>
          <text:p text:style-name="P10"><text:span text:style-name="T6">Развивает </text:span><text:span text:style-name="T11">логику</text:span><text:span text:style-name="T6"> и </text:span><text:span text:style-name="T11">скорость мышления</text:span></text:p>
        </text:list-item>
      </text:list>
      <text:p text:style-name="P5"/>
      <text:h text:style-name="P2" text:outline-level="2">4 слайд</text:h>
      <text:p text:style-name="P7">В данном проекте применён следующий <text:span text:style-name="T1">технологический</text:span> <text:span text:style-name="T1">стеэк</text:span>. </text:p>
      <text:list text:style-name="L3">
        <text:list-item>
          <text:p text:style-name="P13"><text:span text:style-name="T7">За основу</text:span><text:span text:style-name="T6"> разработки я выбрал язык программирования </text:span><text:span text:style-name="T13">Python</text:span><text:span text:style-name="T6"> за его </text:span><text:span text:style-name="T11">гибкость</text:span><text:span text:style-name="T6">, </text:span><text:span text:style-name="T7">и</text:span><text:span text:style-name="T6"> большое количество </text:span><text:span text:style-name="T11">библиотек</text:span><text:span text:style-name="T7">.</text:span><text:span text:style-name="T6"> </text:span></text:p>
        </text:list-item>
        <text:list-item>
          <text:p text:style-name="P13"><text:span text:style-name="T7">Д</text:span><text:span text:style-name="T6">ля хранения данных используется библиотека </text:span><text:span text:style-name="T14">SQLite</text:span><text:span text:style-name="T6"> </text:span><text:span text:style-name="T7">я</text:span><text:span text:style-name="T6"> выбрал </text:span><text:span text:style-name="T7">её</text:span><text:span text:style-name="T6"> за </text:span><text:span text:style-name="T11">простоту</text:span><text:span text:style-name="T6">, </text:span><text:span text:style-name="T11">лёгкость</text:span><text:span text:style-name="T6"> и </text:span><text:span text:style-name="T11">локализаци</text:span><text:span text:style-name="T14">ю</text:span><text:span text:style-name="T6"> </text:span><text:span text:style-name="T11">данных</text:span></text:p>
        </text:list-item>
        <text:list-item>
          <text:p text:style-name="P12"><text:span text:style-name="T6">Для интеграции с ботом используется </text:span><text:span text:style-name="T14">API</text:span><text:span text:style-name="T6"> </text:span><text:span text:style-name="T14">Telegram</text:span></text:p>
        </text:list-item>
      </text:list>
      <text:p text:style-name="P5"/>
      <text:p text:style-name="P5"/>
      <text:p text:style-name="P5"/>
      <text:h text:style-name="P2" text:outline-level="2"><text:soft-page-break/>5 слайд</text:h>
      <text:p text:style-name="P8">Задачи распределены на <text:span text:style-name="T1">3 уровня сложности</text:span>, это позволяет адаптироваться под любой уровень подготовки.</text:p>
      <text:list text:style-name="L4">
        <text:list-item>
          <text:p text:style-name="P14"><text:span text:style-name="T11">Лёгкий</text:span><text:span text:style-name="T6"> о операция </text:span><text:span text:style-name="T7">+</text:span><text:span text:style-name="T6"> и - с числами от </text:span><text:span text:style-name="T11">1 до 10</text:span></text:p>
        </text:list-item>
        <text:list-item>
          <text:p text:style-name="P14"><text:span text:style-name="T11">Средний</text:span><text:span text:style-name="T6"> уровень </text:span><text:span text:style-name="T7">*</text:span><text:span text:style-name="T6"> целых чисел от </text:span><text:span text:style-name="T11">2 до 15</text:span></text:p>
        </text:list-item>
        <text:list-item>
          <text:p text:style-name="P14"><text:span text:style-name="T11">Сложный</text:span><text:span text:style-name="T6"> уровень с </text:span><text:span text:style-name="T11">комбинированными</text:span><text:span text:style-name="T6"> операциями</text:span></text:p>
        </text:list-item>
      </text:list>
      <text:p text:style-name="P5"/>
      <text:h text:style-name="P2" text:outline-level="2">6 слайд</text:h>
      <text:p text:style-name="P8">Разработка была разделена на <text:span text:style-name="T1">3 этапа</text:span>.</text:p>
      <text:list text:style-name="L5">
        <text:list-item>
          <text:p text:style-name="P15"><text:span text:style-name="T10">П</text:span><text:span text:style-name="T6">роект начинался с </text:span><text:span text:style-name="T11">проектирования</text:span><text:span text:style-name="T6"> </text:span><text:span text:style-name="T11">механики</text:span><text:span text:style-name="T6"> и </text:span><text:span text:style-name="T11">интерфейса</text:span></text:p>
        </text:list-item>
        <text:list-item>
          <text:p text:style-name="P15"><text:span text:style-name="T10">З</text:span><text:span text:style-name="T6">а </text:span><text:span text:style-name="T7">тем</text:span><text:span text:style-name="T6"> я перешёл к написанию </text:span><text:span text:style-name="T11">кода</text:span><text:span text:style-name="T6"> и </text:span><text:span text:style-name="T11">тестированию</text:span></text:p>
        </text:list-item>
        <text:list-item>
          <text:p text:style-name="P15"><text:span text:style-name="T10">С</text:span><text:span text:style-name="T6"> последующей </text:span><text:span text:style-name="T11">интеграции</text:span><text:span text:style-name="T6"> в </text:span><text:span text:style-name="T16">Telegram</text:span></text:p>
        </text:list-item>
      </text:list>
      <text:p text:style-name="P8"><text:span text:style-name="T6"/></text:p>
      <text:h text:style-name="P2" text:outline-level="2">7 слайд</text:h>
      <text:p text:style-name="P8">Результаты использования на контрольной группе из 10 человек показали:</text:p>
      <text:list text:style-name="L6">
        <text:list-item>
          <text:p text:style-name="P16"><text:span text:style-name="T6">Среднее время ответа </text:span><text:span text:style-name="T11">1,2 секунды</text:span><text:span text:style-name="T6">, что </text:span><text:span text:style-name="T10">достаточно</text:span><text:span text:style-name="T6"> быстро</text:span></text:p>
        </text:list-item>
        <text:list-item>
          <text:p text:style-name="P16"><text:span text:style-name="T6">80% пользователь оценили интерфейс как </text:span><text:span text:style-name="T11">удобный</text:span></text:p>
        </text:list-item>
        <text:list-item>
          <text:p text:style-name="P16"><text:span text:style-name="T6">90% </text:span><text:span text:style-name="T11">понравилось</text:span><text:span text:style-name="T6"> приложение</text:span></text:p>
        </text:list-item>
      </text:list>
      <text:p text:style-name="P5"/>
      <text:h text:style-name="P2" text:outline-level="2">8 слайд</text:h>
      <text:list text:style-name="L7">
        <text:list-item>
          <text:p text:style-name="P17"><text:span text:style-name="T6">Благодаря таким </text:span><text:span text:style-name="T11">проектам</text:span><text:span text:style-name="T6"> </text:span><text:span text:style-name="T7">п</text:span><text:span text:style-name="T6">овышается интерес к учёбе и как следствие </text:span><text:span text:style-name="T11">растут результат</text:span><text:span text:style-name="T14">ы</text:span><text:span text:style-name="T6"> </text:span></text:p>
        </text:list-item>
        <text:list-item>
          <text:p text:style-name="P17"><text:span text:style-name="T16">Л</text:span><text:span text:style-name="T11">юбой</text:span><text:span text:style-name="T6"> может внести свой </text:span><text:span text:style-name="T11">вклад</text:span><text:span text:style-name="T6"> в развитие </text:span><text:span text:style-name="T7">даного</text:span><text:span text:style-name="T6"> проекта</text:span><text:span text:style-name="T7">, т</text:span><text:span text:style-name="T6">ак как проект выложен на </text:span><text:span text:style-name="T14">GitHub</text:span><text:span text:style-name="T6"> и находится в </text:span><text:span text:style-name="T11">свободном</text:span><text:span text:style-name="T6"> доступе</text:span></text:p>
        </text:list-item>
        <text:list-item>
          <text:p text:style-name="P18"><text:span text:style-name="T6">Спасибо за внимание, готов ответить на ваши вопросы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utfit Extra Bold" svg:font-family="'Outfit Extra Bold'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1" style:display-name="Slide 1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1_20_master_7e_LT_7e_Gliederung_20_2" style:display-name="Slide 1 master~LT~Gliederung 2" style:family="paragraph" style:parent-style-name="Slide_20_1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1_20_master_7e_LT_7e_Gliederung_20_3" style:display-name="Slide 1 master~LT~Gliederung 3" style:family="paragraph" style:parent-style-name="Slide_20_1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1_20_master_7e_LT_7e_Gliederung_20_4" style:display-name="Slide 1 master~LT~Gliederung 4" style:family="paragraph" style:parent-style-name="Slide_20_1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5" style:display-name="Slide 1 master~LT~Gliederung 5" style:family="paragraph" style:parent-style-name="Slide_20_1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6" style:display-name="Slide 1 master~LT~Gliederung 6" style:family="paragraph" style:parent-style-name="Slide_20_1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7" style:display-name="Slide 1 master~LT~Gliederung 7" style:family="paragraph" style:parent-style-name="Slide_20_1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8" style:display-name="Slide 1 master~LT~Gliederung 8" style:family="paragraph" style:parent-style-name="Slide_20_1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Gliederung_20_9" style:display-name="Slide 1 master~LT~Gliederung 9" style:family="paragraph" style:parent-style-name="Slide_20_1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1_20_master_7e_LT_7e_Titel" style:display-name="Slide 1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1_20_master_7e_LT_7e_Untertitel" style:display-name="Slide 1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1_20_master_7e_LT_7e_Notizen" style:display-name="Slide 1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1_20_master_7e_LT_7e_Hintergrundobjekte" style:display-name="Slide 1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1_20_master_7e_LT_7e_Hintergrund" style:display-name="Slide 1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2_20_master_7e_LT_7e_Gliederung_20_1" style:display-name="Slide 2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2_20_master_7e_LT_7e_Gliederung_20_2" style:display-name="Slide 2 master~LT~Gliederung 2" style:family="paragraph" style:parent-style-name="Slide_20_2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2_20_master_7e_LT_7e_Gliederung_20_3" style:display-name="Slide 2 master~LT~Gliederung 3" style:family="paragraph" style:parent-style-name="Slide_20_2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2_20_master_7e_LT_7e_Gliederung_20_4" style:display-name="Slide 2 master~LT~Gliederung 4" style:family="paragraph" style:parent-style-name="Slide_20_2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Gliederung_20_5" style:display-name="Slide 2 master~LT~Gliederung 5" style:family="paragraph" style:parent-style-name="Slide_20_2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Gliederung_20_6" style:display-name="Slide 2 master~LT~Gliederung 6" style:family="paragraph" style:parent-style-name="Slide_20_2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Gliederung_20_7" style:display-name="Slide 2 master~LT~Gliederung 7" style:family="paragraph" style:parent-style-name="Slide_20_2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Gliederung_20_8" style:display-name="Slide 2 master~LT~Gliederung 8" style:family="paragraph" style:parent-style-name="Slide_20_2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Gliederung_20_9" style:display-name="Slide 2 master~LT~Gliederung 9" style:family="paragraph" style:parent-style-name="Slide_20_2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2_20_master_7e_LT_7e_Titel" style:display-name="Slide 2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2_20_master_7e_LT_7e_Untertitel" style:display-name="Slide 2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2_20_master_7e_LT_7e_Notizen" style:display-name="Slide 2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2_20_master_7e_LT_7e_Hintergrundobjekte" style:display-name="Slide 2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2_20_master_7e_LT_7e_Hintergrund" style:display-name="Slide 2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3_20_master_7e_LT_7e_Gliederung_20_1" style:display-name="Slide 3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3_20_master_7e_LT_7e_Gliederung_20_2" style:display-name="Slide 3 master~LT~Gliederung 2" style:family="paragraph" style:parent-style-name="Slide_20_3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3_20_master_7e_LT_7e_Gliederung_20_3" style:display-name="Slide 3 master~LT~Gliederung 3" style:family="paragraph" style:parent-style-name="Slide_20_3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3_20_master_7e_LT_7e_Gliederung_20_4" style:display-name="Slide 3 master~LT~Gliederung 4" style:family="paragraph" style:parent-style-name="Slide_20_3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Gliederung_20_5" style:display-name="Slide 3 master~LT~Gliederung 5" style:family="paragraph" style:parent-style-name="Slide_20_3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Gliederung_20_6" style:display-name="Slide 3 master~LT~Gliederung 6" style:family="paragraph" style:parent-style-name="Slide_20_3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Gliederung_20_7" style:display-name="Slide 3 master~LT~Gliederung 7" style:family="paragraph" style:parent-style-name="Slide_20_3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Gliederung_20_8" style:display-name="Slide 3 master~LT~Gliederung 8" style:family="paragraph" style:parent-style-name="Slide_20_3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Gliederung_20_9" style:display-name="Slide 3 master~LT~Gliederung 9" style:family="paragraph" style:parent-style-name="Slide_20_3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3_20_master_7e_LT_7e_Titel" style:display-name="Slide 3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3_20_master_7e_LT_7e_Untertitel" style:display-name="Slide 3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3_20_master_7e_LT_7e_Notizen" style:display-name="Slide 3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3_20_master_7e_LT_7e_Hintergrundobjekte" style:display-name="Slide 3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3_20_master_7e_LT_7e_Hintergrund" style:display-name="Slide 3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4_20_master_7e_LT_7e_Gliederung_20_1" style:display-name="Slide 4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4_20_master_7e_LT_7e_Gliederung_20_2" style:display-name="Slide 4 master~LT~Gliederung 2" style:family="paragraph" style:parent-style-name="Slide_20_4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4_20_master_7e_LT_7e_Gliederung_20_3" style:display-name="Slide 4 master~LT~Gliederung 3" style:family="paragraph" style:parent-style-name="Slide_20_4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4_20_master_7e_LT_7e_Gliederung_20_4" style:display-name="Slide 4 master~LT~Gliederung 4" style:family="paragraph" style:parent-style-name="Slide_20_4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Gliederung_20_5" style:display-name="Slide 4 master~LT~Gliederung 5" style:family="paragraph" style:parent-style-name="Slide_20_4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Gliederung_20_6" style:display-name="Slide 4 master~LT~Gliederung 6" style:family="paragraph" style:parent-style-name="Slide_20_4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Gliederung_20_7" style:display-name="Slide 4 master~LT~Gliederung 7" style:family="paragraph" style:parent-style-name="Slide_20_4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Gliederung_20_8" style:display-name="Slide 4 master~LT~Gliederung 8" style:family="paragraph" style:parent-style-name="Slide_20_4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Gliederung_20_9" style:display-name="Slide 4 master~LT~Gliederung 9" style:family="paragraph" style:parent-style-name="Slide_20_4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4_20_master_7e_LT_7e_Titel" style:display-name="Slide 4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4_20_master_7e_LT_7e_Untertitel" style:display-name="Slide 4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4_20_master_7e_LT_7e_Notizen" style:display-name="Slide 4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4_20_master_7e_LT_7e_Hintergrundobjekte" style:display-name="Slide 4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4_20_master_7e_LT_7e_Hintergrund" style:display-name="Slide 4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5_20_master_7e_LT_7e_Gliederung_20_1" style:display-name="Slide 5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5_20_master_7e_LT_7e_Gliederung_20_2" style:display-name="Slide 5 master~LT~Gliederung 2" style:family="paragraph" style:parent-style-name="Slide_20_5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5_20_master_7e_LT_7e_Gliederung_20_3" style:display-name="Slide 5 master~LT~Gliederung 3" style:family="paragraph" style:parent-style-name="Slide_20_5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5_20_master_7e_LT_7e_Gliederung_20_4" style:display-name="Slide 5 master~LT~Gliederung 4" style:family="paragraph" style:parent-style-name="Slide_20_5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Gliederung_20_5" style:display-name="Slide 5 master~LT~Gliederung 5" style:family="paragraph" style:parent-style-name="Slide_20_5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Gliederung_20_6" style:display-name="Slide 5 master~LT~Gliederung 6" style:family="paragraph" style:parent-style-name="Slide_20_5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Gliederung_20_7" style:display-name="Slide 5 master~LT~Gliederung 7" style:family="paragraph" style:parent-style-name="Slide_20_5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Gliederung_20_8" style:display-name="Slide 5 master~LT~Gliederung 8" style:family="paragraph" style:parent-style-name="Slide_20_5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Gliederung_20_9" style:display-name="Slide 5 master~LT~Gliederung 9" style:family="paragraph" style:parent-style-name="Slide_20_5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5_20_master_7e_LT_7e_Titel" style:display-name="Slide 5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5_20_master_7e_LT_7e_Untertitel" style:display-name="Slide 5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5_20_master_7e_LT_7e_Notizen" style:display-name="Slide 5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5_20_master_7e_LT_7e_Hintergrundobjekte" style:display-name="Slide 5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5_20_master_7e_LT_7e_Hintergrund" style:display-name="Slide 5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6_20_master_7e_LT_7e_Gliederung_20_1" style:display-name="Slide 6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6_20_master_7e_LT_7e_Gliederung_20_2" style:display-name="Slide 6 master~LT~Gliederung 2" style:family="paragraph" style:parent-style-name="Slide_20_6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6_20_master_7e_LT_7e_Gliederung_20_3" style:display-name="Slide 6 master~LT~Gliederung 3" style:family="paragraph" style:parent-style-name="Slide_20_6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6_20_master_7e_LT_7e_Gliederung_20_4" style:display-name="Slide 6 master~LT~Gliederung 4" style:family="paragraph" style:parent-style-name="Slide_20_6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Gliederung_20_5" style:display-name="Slide 6 master~LT~Gliederung 5" style:family="paragraph" style:parent-style-name="Slide_20_6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Gliederung_20_6" style:display-name="Slide 6 master~LT~Gliederung 6" style:family="paragraph" style:parent-style-name="Slide_20_6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Gliederung_20_7" style:display-name="Slide 6 master~LT~Gliederung 7" style:family="paragraph" style:parent-style-name="Slide_20_6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Gliederung_20_8" style:display-name="Slide 6 master~LT~Gliederung 8" style:family="paragraph" style:parent-style-name="Slide_20_6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Gliederung_20_9" style:display-name="Slide 6 master~LT~Gliederung 9" style:family="paragraph" style:parent-style-name="Slide_20_6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6_20_master_7e_LT_7e_Titel" style:display-name="Slide 6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6_20_master_7e_LT_7e_Untertitel" style:display-name="Slide 6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6_20_master_7e_LT_7e_Notizen" style:display-name="Slide 6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6_20_master_7e_LT_7e_Hintergrundobjekte" style:display-name="Slide 6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6_20_master_7e_LT_7e_Hintergrund" style:display-name="Slide 6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7_20_master_7e_LT_7e_Gliederung_20_1" style:display-name="Slide 7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7_20_master_7e_LT_7e_Gliederung_20_2" style:display-name="Slide 7 master~LT~Gliederung 2" style:family="paragraph" style:parent-style-name="Slide_20_7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7_20_master_7e_LT_7e_Gliederung_20_3" style:display-name="Slide 7 master~LT~Gliederung 3" style:family="paragraph" style:parent-style-name="Slide_20_7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7_20_master_7e_LT_7e_Gliederung_20_4" style:display-name="Slide 7 master~LT~Gliederung 4" style:family="paragraph" style:parent-style-name="Slide_20_7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Gliederung_20_5" style:display-name="Slide 7 master~LT~Gliederung 5" style:family="paragraph" style:parent-style-name="Slide_20_7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Gliederung_20_6" style:display-name="Slide 7 master~LT~Gliederung 6" style:family="paragraph" style:parent-style-name="Slide_20_7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Gliederung_20_7" style:display-name="Slide 7 master~LT~Gliederung 7" style:family="paragraph" style:parent-style-name="Slide_20_7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Gliederung_20_8" style:display-name="Slide 7 master~LT~Gliederung 8" style:family="paragraph" style:parent-style-name="Slide_20_7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Gliederung_20_9" style:display-name="Slide 7 master~LT~Gliederung 9" style:family="paragraph" style:parent-style-name="Slide_20_7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7_20_master_7e_LT_7e_Titel" style:display-name="Slide 7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7_20_master_7e_LT_7e_Untertitel" style:display-name="Slide 7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7_20_master_7e_LT_7e_Notizen" style:display-name="Slide 7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7_20_master_7e_LT_7e_Hintergrundobjekte" style:display-name="Slide 7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7_20_master_7e_LT_7e_Hintergrund" style:display-name="Slide 7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8_20_master_7e_LT_7e_Gliederung_20_1" style:display-name="Slide 8 master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8_20_master_7e_LT_7e_Gliederung_20_2" style:display-name="Slide 8 master~LT~Gliederung 2" style:family="paragraph" style:parent-style-name="Slide_20_8_20_master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lide_20_8_20_master_7e_LT_7e_Gliederung_20_3" style:display-name="Slide 8 master~LT~Gliederung 3" style:family="paragraph" style:parent-style-name="Slide_20_8_20_master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8_20_master_7e_LT_7e_Gliederung_20_4" style:display-name="Slide 8 master~LT~Gliederung 4" style:family="paragraph" style:parent-style-name="Slide_20_8_20_master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Gliederung_20_5" style:display-name="Slide 8 master~LT~Gliederung 5" style:family="paragraph" style:parent-style-name="Slide_20_8_20_master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Gliederung_20_6" style:display-name="Slide 8 master~LT~Gliederung 6" style:family="paragraph" style:parent-style-name="Slide_20_8_20_master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Gliederung_20_7" style:display-name="Slide 8 master~LT~Gliederung 7" style:family="paragraph" style:parent-style-name="Slide_20_8_20_master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Gliederung_20_8" style:display-name="Slide 8 master~LT~Gliederung 8" style:family="paragraph" style:parent-style-name="Slide_20_8_20_master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Gliederung_20_9" style:display-name="Slide 8 master~LT~Gliederung 9" style:family="paragraph" style:parent-style-name="Slide_20_8_20_master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8_20_master_7e_LT_7e_Titel" style:display-name="Slide 8 master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8_20_master_7e_LT_7e_Untertitel" style:display-name="Slide 8 master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8_20_master_7e_LT_7e_Notizen" style:display-name="Slide 8 master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Times New Roman" style:font-family-complex="'Times New Roman'" style:font-family-generic-complex="system" style:font-pitch-complex="variable" style:font-size-complex="12pt" style:text-emphasize="none"/>
    </style:style>
    <style:style style:name="Slide_20_8_20_master_7e_LT_7e_Hintergrundobjekte" style:display-name="Slide 8 mast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lide_20_8_20_master_7e_LT_7e_Hintergrund" style:display-name="Slide 8 master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0:26:17.581429727</meta:creation-date>
    <dc:date>2025-05-11T21:26:54.839472632</dc:date>
    <meta:editing-duration>PT28S</meta:editing-duration>
    <meta:editing-cycles>1</meta:editing-cycles>
    <meta:document-statistic meta:table-count="0" meta:image-count="0" meta:object-count="0" meta:page-count="2" meta:paragraph-count="41" meta:word-count="318" meta:character-count="2046" meta:non-whitespace-character-count="1789"/>
    <meta:generator>LibreOffice/24.2.7.2$Linux_X86_64 LibreOffice_project/420$Build-2</meta:generator>
  </office:meta>
</office:document-meta>
</file>